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de" svg:font-family="Cod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de" officeooo:rsid="0001b8da" officeooo:paragraph-rsid="000ab88b"/>
    </style:style>
    <style:style style:name="P2" style:family="paragraph" style:parent-style-name="Standard">
      <style:paragraph-properties fo:text-align="start" style:justify-single-word="false"/>
      <style:text-properties style:font-name="Code" officeooo:rsid="0001b8da" officeooo:paragraph-rsid="0001b8da"/>
    </style:style>
    <style:style style:name="P3" style:family="paragraph" style:parent-style-name="Standard">
      <style:paragraph-properties fo:text-align="start" style:justify-single-word="false"/>
      <style:text-properties style:font-name="Code" officeooo:rsid="0003a948" officeooo:paragraph-rsid="0003a948"/>
    </style:style>
    <style:style style:name="P4" style:family="paragraph" style:parent-style-name="Standard">
      <style:paragraph-properties fo:text-align="start" style:justify-single-word="false"/>
      <style:text-properties style:font-name="Code" officeooo:rsid="0003be5c" officeooo:paragraph-rsid="0003be5c"/>
    </style:style>
    <style:style style:name="P5" style:family="paragraph" style:parent-style-name="Standard">
      <style:paragraph-properties fo:text-align="start" style:justify-single-word="false"/>
      <style:text-properties style:font-name="Code" officeooo:rsid="0004a862" officeooo:paragraph-rsid="0004a862"/>
    </style:style>
    <style:style style:name="T1" style:family="text">
      <style:text-properties officeooo:rsid="000ab88b"/>
    </style:style>
    <style:style style:name="T2" style:family="text">
      <style:text-properties officeooo:rsid="0003be5c"/>
    </style:style>
    <style:style style:name="T3" style:family="text">
      <style:text-properties officeooo:rsid="00052c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1">9-5-25</text:span></text:p>
      <text:p text:style-name="P1"><text:line-break/> npx create-react-app .</text:p>
      <text:p text:style-name="P2"><text:s text:c="43"/></text:p>
      <text:p text:style-name="P3">np<text:span text:style-name="T2">m</text:span> install react-router-dom</text:p>
      <text:p text:style-name="P3"/>
      <text:p text:style-name="P4">npm start <text:s text:c="93"/></text:p>
      <text:p text:style-name="P4"/>
      <text:p text:style-name="P5">set tittle in pulbic index.html <text:s text:c="84"/></text:p>
      <text:p text:style-name="P5"/>
      <text:p text:style-name="P5">add two folders Context and Componenets <text:span text:style-name="T3">and Page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de" svg:font-family="Cod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22:28:15.941000000</meta:creation-date>
    <dc:date>2025-05-09T22:42:39.006000000</dc:date>
    <meta:editing-duration>PT14M21S</meta:editing-duration>
    <meta:editing-cycles>8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7" meta:word-count="22" meta:character-count="370" meta:non-whitespace-character-count="129"/>
  </office:meta>
</office:document-meta>
</file>